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932" officeooo:paragraph-rsid="00023932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cussion:</text:p>
      <text:p text:style-name="Standard">First, please watch this presentation:</text:p>
      <text:p text:style-name="Standard"/>
      <text:p text:style-name="Standard">“Mini Lecture: Social Network Analysis for Fraud Detection,” Véronique Van Vlasselaer, https://www.youtube.com/watch?t=28&amp;v=6H5Lp3i05Cg, video: 34 minutes, Nov 25, 2013.</text:p>
      <text:p text:style-name="Standard"/>
      <text:p text:style-name="Standard">Next, describe an example of how network analytics is being used (or could be used) to detect fraud (or another undesirable activity.)</text:p>
      <text:p text:style-name="Standard"/>
      <text:p text:style-name="Standard">Frame your discussion using applicable methods and measures that have been discussed in the course to date (through at least the chapter 4 material of Social Network Analysis). <text:s/>What would be a good “error rate” for your model in predicting fraud?</text:p>
      <text:p text:style-name="Standard"/>
      <text:p text:style-name="Standard">Response:</text:p>
      <text:p text:style-name="Standard"/>
      <text:p text:style-name="P1">Insurance companies have been turning to social media (e.g. Facebook, Twitter, etc.) as an additional method to investigate fraudulent claims. <text:s/>This article summarizes some of the benefits from this new methodology (<text:a xlink:type="simple" xlink:href="http://www.milliman.com/insight/2016/Insurance-fraud-and-social-media/" text:style-name="Internet_20_link" text:visited-style-name="Visited_20_Internet_20_Link">http://www.milliman.com/insight/2016/Insurance-fraud-and-social-media/</text:a>). <text:s/>There is actually a good example of what appears to be some network analysis where it wasn’t even the suspect’s social media account that had the critical evidence:</text:p>
      <text:p text:style-name="P1"/>
      <text:p text:style-name="P1">“However, upon investigation, the company found a video online captured by a bystander of the “accident.” The video showed the owner intentionally drive his car into water without any attempt to manage the severity of the situation.”</text:p>
      <text:p text:style-name="P1"/>
      <text:p text:style-name="P1">Since this process just involves finding evidence of fraudulent claims, and the suspect may not even be aware they are being tracked, I would think the error rate could be fairly high in this case. <text:s/>I suppose a cost-benefit analysis should be performed to balance the offset of the an investigator’s time against the average reduction in payout if only X% of identified people are actually making fraudulent clai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Grando</meta:initial-creator>
    <meta:editing-cycles>2</meta:editing-cycles>
    <meta:creation-date>2017-06-16T01:40:00</meta:creation-date>
    <dc:date>2017-06-17T11:59:52.834038379</dc:date>
    <meta:editing-duration>PT18M32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254" meta:character-count="1710" meta:non-whitespace-character-count="14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